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ValidationRule.validate( Object value ,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ail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ValidationRule.isEmail( String e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